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f888" officeooo:paragraph-rsid="0018f888"/>
    </style:style>
    <style:style style:name="P2" style:family="paragraph" style:parent-style-name="Standard" style:list-style-name="L1">
      <style:text-properties officeooo:rsid="0018f888" officeooo:paragraph-rsid="0018f888"/>
    </style:style>
    <style:style style:name="P3" style:family="paragraph" style:parent-style-name="Standard" style:list-style-name="L2">
      <style:text-properties officeooo:rsid="0018f888" officeooo:paragraph-rsid="0018f888"/>
    </style:style>
    <style:style style:name="P4" style:family="paragraph" style:parent-style-name="Standard" style:list-style-name="L2">
      <style:text-properties officeooo:rsid="0018f888" officeooo:paragraph-rsid="001a8176"/>
    </style:style>
    <style:style style:name="P5" style:family="paragraph" style:parent-style-name="Standard" style:list-style-name="L1">
      <style:text-properties officeooo:paragraph-rsid="0018f888"/>
    </style:style>
    <style:style style:name="P6" style:family="paragraph" style:parent-style-name="Standard" style:list-style-name="L1">
      <style:text-properties officeooo:rsid="001a9fd7" officeooo:paragraph-rsid="001a9fd7"/>
    </style:style>
    <style:style style:name="P7" style:family="paragraph" style:parent-style-name="Standard" style:list-style-name="L2">
      <style:text-properties officeooo:rsid="001a9fd7" officeooo:paragraph-rsid="001b8680"/>
    </style:style>
    <style:style style:name="P8" style:family="paragraph" style:parent-style-name="Standard">
      <style:text-properties officeooo:rsid="001a9fd7" officeooo:paragraph-rsid="001a9fd7"/>
    </style:style>
    <style:style style:name="P9" style:family="paragraph" style:parent-style-name="Standard" style:list-style-name="L1">
      <style:text-properties officeooo:rsid="001d5503" officeooo:paragraph-rsid="001d5503"/>
    </style:style>
    <style:style style:name="P10" style:family="paragraph" style:parent-style-name="Standard" style:list-style-name="L2">
      <style:text-properties officeooo:rsid="001d5503" officeooo:paragraph-rsid="001d5503"/>
    </style:style>
    <style:style style:name="P11" style:family="paragraph" style:parent-style-name="Standard" style:list-style-name="L1">
      <style:text-properties officeooo:rsid="002024d0" officeooo:paragraph-rsid="002024d0"/>
    </style:style>
    <style:style style:name="P12" style:family="paragraph" style:parent-style-name="Standard" style:list-style-name="L2">
      <style:text-properties officeooo:rsid="002024d0" officeooo:paragraph-rsid="002024d0"/>
    </style:style>
    <style:style style:name="T1" style:family="text">
      <style:text-properties officeooo:rsid="0018f888"/>
    </style:style>
    <style:style style:name="T2" style:family="text">
      <style:text-properties officeooo:rsid="001b86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eeting Emil und Boyan, 09.05.2017</text:p>
      <text:p text:style-name="P1"/>
      <text:p text:style-name="P1">Probleme</text:p>
      <text:p text:style-name="P1"/>
      <text:list xml:id="list5004854370265403837" text:style-name="L1">
        <text:list-item>
          <text:p text:style-name="P2">Falls man „Welche Tweets werden am meisten verwendet“ beantworten will, muss man alle für jeden Hashtag schauen, in welche Tweets er vorkommt und dann diese zählen.</text:p>
        </text:list-item>
        <text:list-item>
          <text:p text:style-name="P5"><text:span text:style-name="T1">Die Tweets sind über mehrere Hundert Wochen geschrieben. Um die Fragen „</text:span>Wann traten insgesammt am meisten ”Hashtags” auf?<text:span text:style-name="T1">“ und „</text:span>Wie hat sich die H¨aufigkeit der Verwendung eines speziellen ”Hashtags” ¨uber die Zeit entwickelt?<text:span text:style-name="T1">“ zu beantworten müssen wir jeden Tweet zu einem zeitlichen Bereich zuordnen. </text:span></text:p>
        </text:list-item>
        <text:list-item>
          <text:p text:style-name="P6">Um die wichtigsten Tweets zu bekommen, müssen wir die Attributen retweet_count und favourite_count bewerten über alle Tweets. Diese Operation ist aber leider zu aufwändig, da man erstmal die Tweets nach retweet_count und dann nach favourite_count sortieren soll.</text:p>
        </text:list-item>
        <text:list-item>
          <text:p text:style-name="P9">Es wird ziemlich aufwändig sein zu sagen, welchen Hashtag mit welche andere am häufigsten vorkommt. (Da müssen wir noch einmal über alle Tweets iterieren, falls wir das nicht in dem Datenbank speichern)</text:p>
        </text:list-item>
        <text:list-item>
          <text:p text:style-name="P11">Die Häufigkeit von Hashtags in den Relationen zu anderen Entitätstypen ist zu Parse-Zeit viel leichter als nachher.</text:p>
        </text:list-item>
      </text:list>
      <text:p text:style-name="P1"/>
      <text:p text:style-name="P1">Lösungen</text:p>
      <text:p text:style-name="P1"/>
      <text:list xml:id="list280354942407893926" text:style-name="L2">
        <text:list-item>
          <text:p text:style-name="P3">Wir haben uns deswegen entschieden, in dem Hashtag Entitätstyp ein Attribut totalCount zu speichern.</text:p>
        </text:list-item>
        <text:list-item>
          <text:p text:style-name="P4">Deswegen haben wir uns entschieden den Entitätstyp Week einzufügen und jeden Hashtag als auch jeden Tweet in Relation zu Week zu stellen.</text:p>
        </text:list-item>
        <text:list-item>
          <text:p text:style-name="P7">Deswegen haben wir den Attribut Rating zu jedem Tweet eingefügt. Der soll aus retweet_count und favourite_count berechnet werden nach dem folgenden Muster:<text:line-break/><text:line-break/>retweet_count*rcImportance + favourite_count*fcImportance = rating<text:line-break/><text:line-break/><text:span text:style-name="T2">rcImportance und fcImportance sind zwei Indizes, die die Wichtigkeit des Attributs zeigen.</text:span><text:line-break/></text:p>
        </text:list-item>
        <text:list-item>
          <text:p text:style-name="P10">Wir haben deswegen eine rekursive Relation „usedWith“ für den Hashtag Entitätstyp eingefügt mit Kardinalität many-to-many. </text:p>
        </text:list-item>
        <text:list-item>
          <text:p text:style-name="P12">Deswegen haben wir den Attribut count zu alle Relationen eingefügt.</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17:30:58.207579461</meta:creation-date>
    <dc:date>2017-05-09T18:02:53.812353471</dc:date>
    <meta:editing-duration>PT31M54S</meta:editing-duration>
    <meta:editing-cycles>6</meta:editing-cycles>
    <meta:generator>LibreOffice/5.2.6.2$Linux_X86_64 LibreOffice_project/20m0$Build-2</meta:generator>
    <meta:document-statistic meta:table-count="0" meta:image-count="0" meta:object-count="0" meta:page-count="1" meta:paragraph-count="13" meta:word-count="273" meta:character-count="1860" meta:non-whitespace-character-count="1605"/>
  </office:meta>
</office:document-meta>
</file>